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1.15cm" fo:min-width="4.9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cm" svg:height="1.4cm" svg:x="18cm" svg:y="1cm">
          <text:p text:style-name="P1"><text:span text:style-name="T1">Delivered force-fitted </text:span></text:p>
          <text:p text:style-name="P1"><text:span text:style-name="T1">bearing bo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4cm" svg:height="1.4cm" svg:x="25cm" svg:y="5cm">
          <text:p text:style-name="P1"><text:span text:style-name="T1">Dropped force-fitted </text:span></text:p>
          <text:p text:style-name="P1"><text:span text:style-name="T1">bearing box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20.7cm" svg:y1="2.4cm" svg:x2="27.7cm" svg:y2="5cm" draw:start-shape="id1" draw:start-glue-point="2" draw:end-shape="id2" draw:end-glue-point="0" svg:d="M20700 2400v501l7000 1598v501" svg:viewBox="0 0 7001 2601">
          <text:p/>
        </draw:connector>
        <draw:custom-shape draw:style-name="gr1" draw:text-style-name="P2" xml:id="id4" draw:id="id4" draw:layer="layout" svg:width="5.4cm" svg:height="1.4cm" svg:x="8cm" svg:y="9cm">
          <text:p text:style-name="P1"><text:span text:style-name="T1">Having assembly par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4cm" svg:height="1.4cm" svg:x="11.4cm" svg:y="5cm">
          <text:p text:style-name="P1"><text:span text:style-name="T1">Have force-fitted</text:span></text:p>
          <text:p text:style-name="P1"><text:span text:style-name="T1">bearing box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14.1cm" svg:y1="6.4cm" svg:x2="10.7cm" svg:y2="9cm" draw:start-shape="id3" draw:start-glue-point="2" draw:end-shape="id4" draw:end-glue-point="0" svg:d="M14100 6400v501l-3400 1598v501" svg:viewBox="0 0 3401 2601">
          <text:p/>
        </draw:connector>
        <draw:connector draw:style-name="gr2" draw:text-style-name="P3" draw:layer="layout" draw:type="lines" svg:x1="20.7cm" svg:y1="2.4cm" svg:x2="14.1cm" svg:y2="5cm" draw:start-shape="id1" draw:start-glue-point="2" draw:end-shape="id3" draw:end-glue-point="0" svg:d="M20700 2400v501l-6600 1598v501" svg:viewBox="0 0 6601 2601">
          <text:p/>
        </draw:connector>
        <draw:custom-shape draw:style-name="gr1" draw:text-style-name="P2" xml:id="id5" draw:id="id5" draw:layer="layout" svg:width="5.4cm" svg:height="1.4cm" svg:x="14cm" svg:y="9cm">
          <text:p text:style-name="P1"><text:span text:style-name="T1">Loaded force-fitting machin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14.1cm" svg:y1="6.4cm" svg:x2="16.7cm" svg:y2="9cm" draw:start-shape="id3" draw:start-glue-point="2" draw:end-shape="id5" draw:end-glue-point="0" svg:d="M14100 6400v501l2600 1598v501" svg:viewBox="0 0 2601 2601">
          <text:p/>
        </draw:connector>
        <draw:custom-shape draw:style-name="gr1" draw:text-style-name="P2" xml:id="id6" draw:id="id6" draw:layer="layout" svg:width="5.4cm" svg:height="1.4cm" svg:x="18cm" svg:y="5cm">
          <text:p text:style-name="P1"><text:span text:style-name="T1">Delegate Task:</text:span></text:p>
          <text:p text:style-name="P1"><text:span text:style-name="T1">„</text:span><text:span text:style-name="T1">Returned Assembly Aid“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20.7cm" svg:y1="2.4cm" svg:x2="20.7cm" svg:y2="5cm" draw:start-shape="id1" draw:start-glue-point="2" draw:end-shape="id6" draw:end-glue-point="0" svg:d="M20700 2400v501 1598 501" svg:viewBox="0 0 1 2601">
          <text:p/>
        </draw:connector>
        <draw:custom-shape draw:style-name="gr1" draw:text-style-name="P2" xml:id="id7" draw:id="id7" draw:layer="layout" svg:width="5.4cm" svg:height="1.4cm" svg:x="8.6cm" svg:y="12.6cm">
          <text:p text:style-name="P1"><text:span text:style-name="T1">Delegated Task &lt;T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4cm" svg:height="1.4cm" svg:x="4.9cm" svg:y="15.7cm">
          <text:p text:style-name="P1"><text:span text:style-name="T1">Announced Task &lt;T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4cm" svg:height="1.4cm" svg:x="11.7cm" svg:y="15.7cm">
          <text:p text:style-name="P1"><text:span text:style-name="T1">Awarded Age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11.3cm" svg:y1="14cm" svg:x2="7.6cm" svg:y2="15.7cm" draw:start-shape="id7" draw:start-glue-point="2" draw:end-shape="id8" draw:end-glue-point="0" svg:d="M11300 14000v501l-3700 698v501" svg:viewBox="0 0 3701 1701">
          <text:p/>
        </draw:connector>
        <draw:connector draw:style-name="gr2" draw:text-style-name="P3" draw:layer="layout" draw:type="lines" svg:x1="11.3cm" svg:y1="14cm" svg:x2="14.4cm" svg:y2="15.7cm" draw:start-shape="id7" draw:start-glue-point="2" draw:end-shape="id9" draw:end-glue-point="0" svg:d="M11300 14000v501l3100 698v501" svg:viewBox="0 0 3101 1701">
          <text:p/>
        </draw:connector>
        <draw:custom-shape draw:style-name="gr1" draw:text-style-name="P2" xml:id="id10" draw:id="id10" draw:layer="layout" svg:width="5.4cm" svg:height="1.4cm" svg:x="8.1cm" svg:y="20.7cm">
          <text:p text:style-name="P1"><text:span text:style-name="T1">Handled available Task &lt;T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4cm" svg:height="1.4cm" svg:x="4.1cm" svg:y="23.7cm">
          <text:p text:style-name="P1"><text:span text:style-name="T1">Made off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4cm" svg:height="1.4cm" svg:x="11.7cm" svg:y="23.7cm">
          <text:p text:style-name="P1"><text:span text:style-name="T1">Rejecte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10.8cm" svg:y1="22.1cm" svg:x2="6.8cm" svg:y2="23.7cm" draw:start-shape="id10" draw:start-glue-point="2" draw:end-shape="id11" draw:end-glue-point="0" svg:d="M10800 22100v501l-4000 598v501" svg:viewBox="0 0 4001 1601">
          <text:p/>
        </draw:connector>
        <draw:connector draw:style-name="gr2" draw:text-style-name="P3" draw:layer="layout" draw:type="lines" svg:x1="10.8cm" svg:y1="22.1cm" svg:x2="14.4cm" svg:y2="23.7cm" draw:start-shape="id10" draw:start-glue-point="2" draw:end-shape="id12" draw:end-glue-point="0" svg:d="M10800 22100v501l3600 598v501" svg:viewBox="0 0 3601 1601">
          <text:p/>
        </draw:connector>
        <draw:custom-shape draw:style-name="gr1" draw:text-style-name="P2" xml:id="id13" draw:id="id13" draw:layer="layout" svg:width="5.4cm" svg:height="1.4cm" svg:x="22.7cm" svg:y="12.7cm">
          <text:p text:style-name="P1"><text:span text:style-name="T1">Task avail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4cm" svg:height="1.4cm" svg:x="18.9cm" svg:y="15.7cm">
          <text:p text:style-name="P1"><text:span text:style-name="T1">Made off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4cm" svg:height="1.4cm" svg:x="26.3cm" svg:y="15.7cm">
          <text:p text:style-name="P1"><text:span text:style-name="T1">Refuse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25.4cm" svg:y1="14.1cm" svg:x2="29cm" svg:y2="15.7cm" draw:start-shape="id13" draw:start-glue-point="2" draw:end-shape="id14" draw:end-glue-point="0" svg:d="M25400 14100v501l3600 598v501" svg:viewBox="0 0 3601 1601">
          <text:p/>
        </draw:connector>
        <draw:connector draw:style-name="gr2" draw:text-style-name="P3" draw:layer="layout" draw:type="lines" svg:x1="25.4cm" svg:y1="14.1cm" svg:x2="21.6cm" svg:y2="15.7cm" draw:start-shape="id13" draw:start-glue-point="2" draw:end-shape="id15" draw:end-glue-point="0" svg:d="M25400 14100v501l-3800 598v501" svg:viewBox="0 0 380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0:24:03.487211139</meta:creation-date>
    <dc:date>2017-03-26T18:57:23.907955740</dc:date>
    <meta:editing-duration>PT2H22M16S</meta:editing-duration>
    <meta:editing-cycles>2</meta:editing-cycles>
    <meta:generator>LibreOffice/5.1.6.2.0$Linux_X86_64 LibreOffice_project/10$Build-2</meta:generator>
    <meta:document-statistic meta:object-count="26"/>
  </office:meta>
</office:document-meta>
</file>